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dSourceFile( JavaFile java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File( Kind kind , String path , ThrowingConsumer &lt; Appendable &gt;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ddResourceFile( String path , CharSequen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File( Kind kind , String path , CharSequen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SourceFile( String className , ThrowingConsumer &lt; Appendable &gt;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ClassFile( String path , InputStream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ourceFile( String path , InputStream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tClassNamePath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ddResourceFile( String path , ThrowingConsumer &lt; Appendable &gt;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JavaIdentifier( String classNa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addSourceFile( String className , InputStreamSour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SourceFile( String className , CharSequence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